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200000002000309F1C.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P1" style:family="paragraph" style:parent-style-name="Standard">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2" style:family="paragraph" style:parent-style-name="Standard">
      <style:paragraph-properties fo:text-align="justify" style:justify-single-word="false" style:writing-mode="rl-tb"/>
      <style:text-properties style:text-position="0% 100%"/>
    </style:style>
    <style:style style:name="P3" style:family="paragraph" style:parent-style-name="text_20_body_20_2">
      <style:paragraph-properties fo:text-align="justify" style:justify-single-word="false" style:writing-mode="rl-tb"/>
    </style:style>
    <style:style style:name="P4" style:family="paragraph" style:parent-style-name="text_20_body_20_2">
      <style:paragraph-properties fo:text-align="justify" style:justify-single-word="false"/>
    </style:style>
    <style:style style:name="P5" style:family="paragraph" style:parent-style-name="text_20_body_20_2">
      <style:paragraph-properties fo:text-align="justify" style:justify-single-word="false"/>
      <style:text-properties style:text-position="0% 100%"/>
    </style:style>
    <style:style style:name="P6" style:family="paragraph" style:parent-style-name="text_20_body_20_2">
      <style:paragraph-properties fo:text-align="justify" style:justify-single-word="false"/>
      <style:text-properties fo:font-size="24pt" style:font-size-asian="21pt" style:font-size-complex="24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Standard">
      <style:paragraph-properties fo:text-align="justify" style:justify-single-word="false"/>
    </style:style>
    <style:style style:name="P10" style:family="paragraph" style:parent-style-name="Heading_20_2">
      <style:paragraph-properties fo:text-align="end" style:justify-single-word="false" style:writing-mode="rl-tb"/>
    </style:style>
    <style:style style:name="P11" style:family="paragraph" style:parent-style-name="Heading_20_2">
      <style:paragraph-properties fo:text-align="justify" style:justify-single-word="false" style:writing-mode="rl-tb"/>
      <style:text-properties style:font-name="XB Tabriz" style:font-name-complex="XB Tabriz"/>
    </style:style>
    <style:style style:name="P12" style:family="paragraph" style:parent-style-name="Heading_20_1">
      <style:paragraph-properties fo:text-align="end" style:justify-single-word="false" style:writing-mode="rl-tb"/>
      <style:text-properties style:language-complex="ur" style:country-complex="PK"/>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style:font-weight-asian="bold" style:font-name-complex="XB Tabriz" style:font-weight-complex="bold"/>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fo:background-color="transparent"/>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size="24pt" style:font-size-asian="21pt" style:font-size-complex="24pt"/>
    </style:style>
    <style:style style:name="T11" style:family="text">
      <style:text-properties style:font-name="XB Tabriz" style:font-name-complex="XB Tabriz"/>
    </style:style>
    <style:style style:name="T1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1"/>
      <text:h text:style-name="P12" text:outline-level="1"><text:alphabetical-index-mark-start text:id="IMark188703524"/><text:alphabetical-index-mark-start text:id="IMark189009500"/>مقناطیسی سرکٹ<text:alphabetical-index-mark-end text:id="IMark189009500"/><text:alphabetical-index-mark-end text:id="IMark188703524"/> </text:h>
      <text:h text:style-name="P10" text:outline-level="2"><text:span text:style-name="T3"><text:s/></text:span><text:span text:style-name="T4">مقناطیسی سرکٹ کا تعارف</text:span></text:h>
      <text:p text:style-name="P4"><text:tab/>مقناطیسی سرکٹ <text:alphabetical-index-mark-start text:id="IMark188703748"/><text:span text:style-name="نام">میکسول</text:span><text:alphabetical-index-mark-end text:id="IMark188703748"/> کے مساوات کے ذریہ سے حل ہوتے ہیں۔ عموم<text:span text:style-name="T11">ًٌ</text:span>ا میکسول مساوات <text:s/>کا مکمل حل مشکل <text:s/>سے ہی ہوتا ہے، مگر انجینیرنگ میں <text:s/>قابلِ قبول حل مختلف <text:span text:style-name="k_20_english_20_in_20_english">simplifications</text:span> فرض کرنے سے حاصل ہو جاتا ہے۔</text:p>
      <text:p text:style-name="P4"><text:tab/> جن بجلی کے مشینوں اور ٹرانسفارمروں کا تذکرہ اس کتاب میں ہوگا ان میں <text:s/>میکسول مساوات میں موجود <text:span text:style-name="k_20_eng_20_technical_20_in_20_english"><text:span text:style-name="T1">displacement</text:span></text:span><text:span text:style-name="k_20_eng_20_technical_20_in_20_english"> </text:span><text:span text:style-name="k_20_eng_20_technical_20_in_20_english"><text:span text:style-name="T1">current</text:span></text:span> کو نظرانداز کیا جاسکتا ہے۔ ایسا کرنے سے <text:span text:style-name="نام">میکسول</text:span> مساوات <text:span text:style-name="k_20_eng_20_technical_20_in_20_english"><text:span text:style-name="T1">static</text:span></text:span> حالت اختیار کر لیتے ہیں۔ اِس سورت میں، کسی ایک لمہ پہ <text:alphabetical-index-mark-start text:id="IMark189013420"/>مقناطیسی <text:span text:style-name="k_20_eng_20_technical_20_in_20_urdu">فیلڈ</text:span><text:alphabetical-index-mark-end text:id="IMark189013420"/> کی مقدار، <text:s/>اِس لمہ <text:span text:style-name="k_20_eng_20_technical_20_in_20_urdu">کرنٹ</text:span> کی مقدار پہ منہسر ہوتی ہے اور مقناطیسی <text:span text:style-name="k_20_eng_20_technical_20_in_20_urdu">فیلڈ</text:span> کی وقت کے ساتھ کمی بیشی اس <text:span text:style-name="k_20_eng_20_technical_20_in_20_urdu">کرنٹ</text:span> کی وقت کے ساتھ کمی بیشی پہ منہسر ہوتی ہے۔</text:p>
      <text:p text:style-name="P4"><text:tab/> کسی بھی پھیچیدۃ شکل کی شے میں <text:alphabetical-index-mark-start text:id="IMark188703524"/><text:span text:style-name="k_20_eng_20_technical_20_in_20_urdu">میگنیٹک فیلڈ انٹینسٹی</text:span><text:alphabetical-index-mark-end text:id="IMark188703524"/> <draw:frame draw:style-name="fr1" draw:name="Object37" text:anchor-type="as-char" svg:width="0.2126in" svg:height="0.1839in" draw:z-index="18"><draw:object xlink:href="./Object 37" xlink:type="simple" xlink:show="embed" xlink:actuate="onLoad"/><draw:image xlink:href="./ObjectReplacements/Object 37" xlink:type="simple" xlink:show="embed" xlink:actuate="onLoad"/></draw:frame> اور <text:alphabetical-index-mark-start text:id="IMark188702996"/><text:span text:style-name="k_20_eng_20_technical_20_in_20_urdu">میگنیٹک فلکس ڈینسٹی</text:span><text:alphabetical-index-mark-end text:id="IMark188702996"/> <draw:frame draw:style-name="fr1" draw:name="Object38" text:anchor-type="as-char" svg:width="0.1929in" svg:height="0.1839in" draw:z-index="19"><draw:object xlink:href="./Object 38" xlink:type="simple" xlink:show="embed" xlink:actuate="onLoad"/><draw:image xlink:href="./ObjectReplacements/Object 38" xlink:type="simple" xlink:show="embed" xlink:actuate="onLoad"/></draw:frame> کا مکمل حل حد درجہ مشکل ہوتا ہے۔ ہم ایسے <text:span text:style-name="k_20_eng_20_technical_20_in_20_urdu">تھری ڈائمنشنل</text:span> مسلے کو <text:span text:style-name="k_20_eng_20_technical_20_in_20_urdu">ون ڈائمنشنل سرکٹ</text:span> سے ظاہر کرکے اس کے قابلِ قبول حل حاصل کرتے ہے۔</text:p>
      <text:p text:style-name="P4"><text:tab/><text:span text:style-name="k_20_eng_20_technical_20_in_20_urdu"> میگنیٹک سرکٹ</text:span> مجموعی طور پر زیادہ <text:alphabetical-index-mark-start text:id="IMark188702100"/><text:span text:style-name="k_20_eng_20_technical_20_in_20_urdu">پرمیبلَٹی</text:span><text:alphabetical-index-mark-end text:id="IMark188702100"/> رکھنے والے اشیاء سے <text:soft-page-break/>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اذٰا اگر<text:span text:style-name="k_20_eng_20_technical_20_in_20_urdu">میگنیٹک فلکس</text:span> کو ایسا راستا میسر ہو تو وہ <text:s/>اُنھی راستوں سے گذریگا، جیسے کہ<text:span text:style-name="k_20_eng_20_technical_20_in_20_urdu"> کرنٹ</text:span> بجلی کے تار میں پابند ہوتا ہے۔ ایسے <text:span text:style-name="k_20_eng_20_technical_20_in_20_urdu">میگنیٹک سرکٹ</text:span> کو اس مضمون میں واضع کیا جائے گا اور اِس کو اِس کتاب میں بار بار استعمال کیا جائے گا۔</text:p>
      <text:p text:style-name="P4"><text:tab/><text:span text:style-name="k_20_eng_20_technical_20_in_20_urdu">میگنیٹک سرکٹ</text:span> کی ایک سادہ مثال شکل 1-1 میں دکھائ گئ ہے۔ بجلی کی مشینوں میں، زیادہ <text:span text:style-name="k_20_eng_20_technical_20_in_20_urdu">پرمیبلَٹی</text:span> رکھنے والے حِصوں کو<text:alphabetical-index-mark-start text:id="IMark188702100"/><text:span text:style-name="T1"> </text:span><text:span text:style-name="k_20_eng_20_technical_20_in_20_urdu"><text:span text:style-name="T1">کور</text:span></text:span><text:alphabetical-index-mark-end text:id="IMark188702100"/> <text:span text:style-name="k_20_eng_20_technical_20_in_20_english">core</text:span> کہتے ہیں اور بجلی کی لپٹی ہوی تار کو<text:alphabetical-index-mark-start text:id="IMark189012260"/><text:span text:style-name="k_20_eng_20_technical_20_in_20_urdu"><text:span text:style-name="T1"> کائل</text:span></text:span><text:alphabetical-index-mark-end text:id="IMark189012260"/> <text:span text:style-name="k_20_eng_20_technical_20_in_20_english">coil</text:span> کہتے ہیں۔<text:span text:style-name="T9"> تار جتنے </text:span><text:span text:style-name="k_20_urdu_20_technical">چکر</text:span><text:span text:style-name="T9"> کا ہوتا ہے ہم</text:span><text:span text:style-name="T1"> </text:span><text:span text:style-name="k_20_eng_20_technical_20_in_20_urdu"><text:span text:style-name="T1">کائل</text:span></text:span><text:span text:style-name="T9"> کو اتنے </text:span><text:span text:style-name="k_20_urdu_20_technical">چکر</text:span><text:span text:style-name="T9"> کا</text:span><text:span text:style-name="T1"> </text:span><text:span text:style-name="k_20_eng_20_technical_20_in_20_urdu"><text:span text:style-name="T1">کائل</text:span></text:span><text:span text:style-name="T9"> کہتے ہیں۔</text:span></text:p>
      <text:p text:style-name="P4"><text:span text:style-name="T9"><text:tab/>دیے گئے شکل میں</text:span><text:span text:style-name="k_20_eng_20_technical_20_in_20_urdu"><text:span text:style-name="T9"> </text:span></text:span><text:span text:style-name="k_20_eng_20_technical_20_in_20_urdu"><text:span text:style-name="T1">کور</text:span></text:span><text:span text:style-name="T9"> کا </text:span><text:span text:style-name="k_20_eng_20_technical_20_in_20_english"><text:span text:style-name="T9">cross sectional area</text:span></text:span><text:span text:style-name="T9"> </text:span><text:alphabetical-index-mark-start text:id="IMark188702996"/><text:span text:style-name="k_20_eng_20_technical_20_in_20_urdu"><text:span text:style-name="T1">کراس سیکشنل رقبہ</text:span></text:span><text:alphabetical-index-mark-end text:id="IMark188702996"/><text:span text:style-name="T9"> ہر جگہ یکساں ہے اور </text:span><text:span text:style-name="k_20_eng_20_technical_20_in_20_urdu"><text:span text:style-name="T1">کائل</text:span></text:span><text:span text:style-name="T9"> میں کرنٹ </text:span><text:span text:style-name="T9"><draw:frame draw:style-name="fr1" draw:name="Object39" text:anchor-type="as-char" svg:width="0.1272in" svg:height="0.1839in" draw:z-index="9"><draw:object xlink:href="./Object 39" xlink:type="simple" xlink:show="embed" xlink:actuate="onLoad"/><draw:image xlink:href="./ObjectReplacements/Object 39" xlink:type="simple" xlink:show="embed" xlink:actuate="onLoad"/></draw:frame></text:span><text:span text:style-name="T9"> اِمپئر ہے۔ </text:span><text:span text:style-name="T1">کائل</text:span><text:span text:style-name="T9"> </text:span><text:span text:style-name="T9"><draw:frame draw:style-name="fr1" draw:name="Object40" text:anchor-type="as-char" svg:width="0.2035in" svg:height="0.1839in" draw:z-index="10"><draw:object xlink:href="./Object 40" xlink:type="simple" xlink:show="embed" xlink:actuate="onLoad"/><draw:image xlink:href="./ObjectReplacements/Object 40" xlink:type="simple" xlink:show="embed" xlink:actuate="onLoad"/></draw:frame></text:span><text:span text:style-name="T9"> </text:span><text:span text:style-name="T1">چک</text:span><text:span text:style-name="T9">ر کا ہے۔</text:span><text:span text:style-name="T1"> کائل</text:span><text:span text:style-name="T9"> میں کرنٹ کی وجہ سے کور میں مقناطیسی فیلڈ پیدا ہوتی ہے جسکو </text:span><text:alphabetical-index-mark-start text:id="IMark188702100"/><text:span text:style-name="k_20_eng_20_technical_20_in_20_urdu"><text:span text:style-name="T9">فلکس لائنز</text:span></text:span><text:alphabetical-index-mark-end text:id="IMark188702100"/><text:span text:style-name="T9"> سے واضع کیا جاسکتا ہے۔</text:span></text:p>
      <text:p text:style-name="P4"><text:tab/> <text:s/>کرنٹ اور میگنیٹک فیلڈ انٹینسٹی <draw:frame draw:style-name="fr1" draw:name="Object42" text:anchor-type="as-char" svg:width="0.2126in" svg:height="0.1839in" draw:z-index="11"><draw:object xlink:href="./Object 5" xlink:type="simple" xlink:show="embed" xlink:actuate="onLoad"/><draw:image xlink:href="./ObjectReplacements/Object 5" xlink:type="simple" xlink:show="embed" xlink:actuate="onLoad"/></draw:frame> کا بنیادی تعلق کہتا ہے کہ اگر ایک کرنٹ <draw:frame draw:style-name="fr1" draw:name="Object41" text:anchor-type="as-char" svg:width="0.1272in" svg:height="0.1839in" draw:z-index="12"><draw:object xlink:href="./Object 41" xlink:type="simple" xlink:show="embed" xlink:actuate="onLoad"/><draw:image xlink:href="./ObjectReplacements/Object 41" xlink:type="simple" xlink:show="embed" xlink:actuate="onLoad"/></draw:frame> کے <text:s/>گرد ایک بند لکھیر کیھنچ دی جاے تو اس لکھیر پر <draw:frame draw:style-name="fr1" draw:name="Object43" text:anchor-type="as-char" svg:width="0.2126in" svg:height="0.1839in" draw:z-index="13"><draw:object xlink:href="./Object 42" xlink:type="simple" xlink:show="embed" xlink:actuate="onLoad"/><draw:image xlink:href="./ObjectReplacements/Object 42" xlink:type="simple" xlink:show="embed" xlink:actuate="onLoad"/></draw:frame>کا closed line integral <text:span text:style-name="T1">بند لائن انٹگرل</text:span> اسی کرنٹ <draw:frame draw:style-name="fr1" draw:name="Object44" text:anchor-type="as-char" svg:width="0.1272in" svg:height="0.1839in" draw:z-index="14"><draw:object xlink:href="./Object 43" xlink:type="simple" xlink:show="embed" xlink:actuate="onLoad"/><draw:image xlink:href="./ObjectReplacements/Object 43" xlink:type="simple" xlink:show="embed" xlink:actuate="onLoad"/></draw:frame> کے برابر ہوگا۔</text:p>
      <text:p text:style-name="P4"/>
      <table:table table:name="Tabelle4" table:style-name="Tabelle4">
        <table:table-column table:style-name="Tabelle4.A"/>
        <table:table-column table:style-name="Tabelle4.B"/>
        <table:table-header-rows>
          <table:table-row>
            <table:table-cell table:style-name="Tabelle4.A1" office:value-type="string">
              <text:p text:style-name="P7"><draw:frame draw:style-name="fr1" draw:name="Objekt4" text:anchor-type="as-char" svg:width="0.839in" svg:height="0.25in" draw:z-index="41"><draw:object xlink:href="./Object 46" xlink:type="simple" xlink:show="embed" xlink:actuate="onLoad"/><draw:image xlink:href="./ObjectReplacements/Object 46" xlink:type="simple" xlink:show="embed" xlink:actuate="onLoad"/></draw:frame> </text:p>
            </table:table-cell>
            <table:table-cell table:style-name="Tabelle4.A1" office:value-type="string">
              <text:p text:style-name="P8">(<text:sequence text:ref-name="refText0" text:name="Text" text:formula="ooow:Text+1" style:num-format="1">1.1</text:sequence>)</text:p>
            </table:table-cell>
          </table:table-row>
        </table:table-header-rows>
      </table:table>
      <text:p text:style-name="P4"/>
      <text:p text:style-name="P4"/>
      <text:p text:style-name="P4"><draw:frame draw:style-name="fr2" draw:name="Object45" text:anchor-type="paragraph" svg:x="0.2575in" svg:y="0.022in" svg:width="4.1161in" svg:height="1.9181in" draw:z-index="4"><draw:object xlink:href="./Object 45" xlink:type="simple" xlink:show="embed" xlink:actuate="onLoad"/><draw:image xlink:href="./ObjectReplacements/Object 45" xlink:type="simple" xlink:show="embed" xlink:actuate="onLoad"/></draw:frame><text:soft-page-break/></text:p>
      <text:p text:style-name="P4"><text:tab/>شکل <text:sequence text:ref-name="refDrawing0" text:name="Drawing" text:formula="ooow:Drawing+1" style:num-format="1">1</text:sequence> سادہ مقناطیسی سرکٹ</text:p>
      <text:p text:style-name="P4"/>
      <text:p text:style-name="P4">اس اصول کو ہم شکل <text:sequence-ref text:reference-format="value" text:ref-name="refDrawing0">1</text:sequence-ref> پر استعمال کرتے ہیں۔<text:span text:style-name="T1"> کور</text:span> میں میگنیٹک فیلڈ کا وجود ampere-turn کا حاصل ضرب <draw:frame draw:style-name="fr1" draw:name="Object5" text:anchor-type="as-char" svg:width="0.2925in" svg:height="0.1839in" draw:z-index="44"><draw:object xlink:href="./Object 44" xlink:type="simple" xlink:show="embed" xlink:actuate="onLoad"/><draw:image xlink:href="./ObjectReplacements/Object 44" xlink:type="simple" xlink:show="embed" xlink:actuate="onLoad"/></draw:frame> کی وجہ سے ہے۔ میگنیٹک سرکٹ کی اصطلاح میں <draw:frame draw:style-name="fr1" draw:name="Object46" text:anchor-type="as-char" svg:width="0.2925in" svg:height="0.1839in" draw:z-index="45"><draw:object xlink:href="./Object 47" xlink:type="simple" xlink:show="embed" xlink:actuate="onLoad"/><draw:image xlink:href="./ObjectReplacements/Object 47" xlink:type="simple" xlink:show="embed" xlink:actuate="onLoad"/></draw:frame> کو magnetomotive-force) mmf) کہا جاتا ہے۔ اگرچہ شکل <text:sequence-ref text:reference-format="value" text:ref-name="refDrawing0">1</text:sequence-ref> میں ایک کوئل دکھائ گئ ہے، حقیقت میں ٹرانسفارمر اور زیادہ تر گھومنے والی مشینوں میں کم از کم دو کائل پاے جاتے ہیں اور ان میں <draw:frame draw:style-name="fr1" draw:name="Object47" text:anchor-type="as-char" svg:width="0.2925in" svg:height="0.1839in" draw:z-index="46"><draw:object xlink:href="./Object 48" xlink:type="simple" xlink:show="embed" xlink:actuate="onLoad"/><draw:image xlink:href="./ObjectReplacements/Object 48" xlink:type="simple" xlink:show="embed" xlink:actuate="onLoad"/></draw:frame> ان سب کائل کے ampere-turn کا <text:s/>مجموعہ ہوتا ہے۔ <text:s/>لہٰذا دئے گئے شکل میں <draw:frame draw:style-name="fr1" draw:name="Object48" text:anchor-type="as-char" svg:width="0.2228in" svg:height="0.1839in" draw:z-index="57"><draw:object xlink:href="./Object 49" xlink:type="simple" xlink:show="embed" xlink:actuate="onLoad"/><draw:image xlink:href="./ObjectReplacements/Object 49" xlink:type="simple" xlink:show="embed" xlink:actuate="onLoad"/></draw:frame> کا کور میں نکتہدار لکیر پر لائن انٹگرل <draw:frame draw:style-name="fr1" draw:name="Object8" text:anchor-type="as-char" svg:width="0.2811in" svg:height="0.2083in" draw:z-index="47"><draw:object xlink:href="./Object 8" xlink:type="simple" xlink:show="embed" xlink:actuate="onLoad"/><draw:image xlink:href="./ObjectReplacements/Object 8" xlink:type="simple" xlink:show="embed" xlink:actuate="onLoad"/></draw:frame> اور <draw:frame draw:style-name="fr1" draw:name="Object9" text:anchor-type="as-char" svg:width="0.1862in" svg:height="0.2083in" draw:z-index="48"><draw:object xlink:href="./Object 9" xlink:type="simple" xlink:show="embed" xlink:actuate="onLoad"/><draw:image xlink:href="./ObjectReplacements/Object 9" xlink:type="simple" xlink:show="embed" xlink:actuate="onLoad"/></draw:frame> <text:s/>کا حاصلِ ضرب <draw:frame draw:style-name="fr1" draw:name="Object10" text:anchor-type="as-char" svg:width="0.4091in" svg:height="0.2091in" draw:z-index="49"><draw:object xlink:href="./Object 10" xlink:type="simple" xlink:show="embed" xlink:actuate="onLoad"/><draw:image xlink:href="./ObjectReplacements/Object 10" xlink:type="simple" xlink:show="embed" xlink:actuate="onLoad"/></draw:frame> <text:s/>ہوگا ، یہاں <text:s text:c="2"/><draw:frame draw:style-name="fr1" draw:name="Object11" text:anchor-type="as-char" svg:width="0.2811in" svg:height="0.2083in" draw:z-index="50"><draw:object xlink:href="./Object 11" xlink:type="simple" xlink:show="embed" xlink:actuate="onLoad"/><draw:image xlink:href="./ObjectReplacements/Object 11" xlink:type="simple" xlink:show="embed" xlink:actuate="onLoad"/></draw:frame> <text:s/>کور <text:s/>core میں<draw:frame draw:style-name="fr1" draw:name="Object12" text:anchor-type="as-char" svg:width="0.2126in" svg:height="0.1839in" draw:z-index="51"><draw:object xlink:href="./Object 12" xlink:type="simple" xlink:show="embed" xlink:actuate="onLoad"/><draw:image xlink:href="./ObjectReplacements/Object 12" xlink:type="simple" xlink:show="embed" xlink:actuate="onLoad"/></draw:frame> <text:s/>کے <text:s/>مقدار ( میگنچیوٹ) <text:s/>کو واضع کرتا ہے اور <text:s/><draw:frame draw:style-name="fr1" draw:name="Object13" text:anchor-type="as-char" svg:width="0.1862in" svg:height="0.2083in" draw:z-index="52"><draw:object xlink:href="./Object 13" xlink:type="simple" xlink:show="embed" xlink:actuate="onLoad"/><draw:image xlink:href="./ObjectReplacements/Object 13" xlink:type="simple" xlink:show="embed" xlink:actuate="onLoad"/></draw:frame> میگنٹک فلکس کی اوسط لمبائ <text:s/>کو <text:s/>واضع کرتی ہے۔ لہٰذا<draw:frame draw:style-name="fr1" draw:name="Object14" text:anchor-type="as-char" svg:width="0.1862in" svg:height="0.2083in" draw:z-index="53"><draw:object xlink:href="./Object 14" xlink:type="simple" xlink:show="embed" xlink:actuate="onLoad"/><draw:image xlink:href="./ObjectReplacements/Object 14" xlink:type="simple" xlink:show="embed" xlink:actuate="onLoad"/></draw:frame> کور core کے اندر ایک چکر کی اوسط لمبائ <text:s/>کے <text:s/>برابر ہے، یوں ہم لکھ سکتے <text:s/>ہیں </text:p>
      <table:table table:name="Table1" table:style-name="Table1">
        <table:table-column table:style-name="Table1.A"/>
        <table:table-column table:style-name="Table1.B"/>
        <table:table-header-rows>
          <text:soft-page-break/>
          <table:table-row>
            <table:table-cell table:style-name="Table1.A1" office:value-type="string">
              <text:p text:style-name="P7"><draw:frame draw:style-name="fr1" draw:name="Object49" text:anchor-type="as-char" svg:width="1.0043in" svg:height="0.2083in" draw:z-index="34"><draw:object xlink:href="./Object 50" xlink:type="simple" xlink:show="embed" xlink:actuate="onLoad"/><draw:image xlink:href="./ObjectReplacements/Object 50" xlink:type="simple" xlink:show="embed" xlink:actuate="onLoad"/></draw:frame> </text:p>
            </table:table-cell>
            <table:table-cell table:style-name="Table1.A1" office:value-type="string">
              <text:p text:style-name="P8">(<text:sequence text:ref-name="refText1" text:name="Text" text:formula="ooow:Text+1" style:num-format="1">1.2</text:sequence>)</text:p>
            </table:table-cell>
          </table:table-row>
        </table:table-header-rows>
      </table:table>
      <text:p text:style-name="P9"/>
      <text:p text:style-name="P4"/>
      <text:p text:style-name="P4">کور core میں <draw:frame draw:style-name="fr1" draw:name="Object15" text:anchor-type="as-char" svg:width="0.2862in" svg:height="0.1839in" draw:z-index="20"><draw:object xlink:href="./Object 15" xlink:type="simple" xlink:show="embed" xlink:actuate="onLoad"/><draw:image xlink:href="./ObjectReplacements/Object 15" xlink:type="simple" xlink:show="embed" xlink:actuate="onLoad"/></draw:frame> <text:s/>کی سمت دائیں ہاتھ کے قانون (rule<text:tab/>right <text:s/>hand <text:s/>) سے معلوم کی جاسکتی ہیں۔ <text:s/>اس قانون کو دو طریقوں سے بیان کیا جا سکتا۔ (1) اگر ایک تار جس میں کرنٹ <text:s/>گزر رہا ہو کو دائیں ہاتھ سے یوں پکڑا جائے کہ انگوٹا <text:s/>کرنٹ <text:s/>کی سمت میں ہو تو باقی چار انگلیاں اُس میگنٹک فیلڈ ، جو اس کرنٹ کی وجہ سے وجود میں آی، <text:s/>کی سمت میں لپٹی ہونگی۔ <text:s/>(2) یا اگر ایک کوئل کو دائیں ہاتھ سے یوں پکڑا <text:s/>جائے کہ ہاتھ کی چار انگلیاں کوئل میں کرنٹ کی سمت میں لپٹی <text:s/>ہوں تو انگوٹا اُس مگنیٹک فیلڈ کی سمت میں ہوگا جو اس کرنٹ کی وجہ سے وجود میں آئیگا ۔</text:p>
      <text:p text:style-name="P4"><text:tab/>کسی بھی جگہ پے مگنیٹک فیلڈ <text:s/>انٹنسٹی<draw:frame draw:style-name="fr1" draw:name="Object16" text:anchor-type="as-char" svg:width="0.2228in" svg:height="0.1839in" draw:z-index="21"><draw:object xlink:href="./Object 16" xlink:type="simple" xlink:show="embed" xlink:actuate="onLoad"/><draw:image xlink:href="./ObjectReplacements/Object 16" xlink:type="simple" xlink:show="embed" xlink:actuate="onLoad"/></draw:frame> <text:s/>اور مگنیٹک فلکس ڈینسٹی <draw:frame draw:style-name="fr1" draw:name="Object17" text:anchor-type="as-char" svg:width="0.2035in" svg:height="0.1839in" draw:z-index="22"><draw:object xlink:href="./Object 17" xlink:type="simple" xlink:show="embed" xlink:actuate="onLoad"/><draw:image xlink:href="./ObjectReplacements/Object 17" xlink:type="simple" xlink:show="embed" xlink:actuate="onLoad"/></draw:frame> <text:s/>کا تعلق اُس جگہ کی پرمیبلَٹی <draw:frame draw:style-name="fr1" draw:name="Object18" text:anchor-type="as-char" svg:width="0.1807in" svg:height="0.1839in" draw:z-index="23"><draw:object xlink:href="./Object 18" xlink:type="simple" xlink:show="embed" xlink:actuate="onLoad"/><draw:image xlink:href="./ObjectReplacements/Object 18" xlink:type="simple" xlink:show="embed" xlink:actuate="onLoad"/></draw:frame>پر منہصر ہوتا ہے۔</text:p>
      <text:p text:style-name="P4"/>
      <table:table table:name="Table2" table:style-name="Table2">
        <table:table-column table:style-name="Table2.A"/>
        <table:table-column table:style-name="Table2.B"/>
        <table:table-header-rows>
          <table:table-row>
            <table:table-cell table:style-name="Table2.A1" office:value-type="string">
              <text:p text:style-name="P7"><draw:frame draw:style-name="fr1" draw:name="Object50" text:anchor-type="as-char" svg:width="0.6075in" svg:height="0.1839in" draw:z-index="39"><draw:object xlink:href="./Object 51" xlink:type="simple" xlink:show="embed" xlink:actuate="onLoad"/><draw:image xlink:href="./ObjectReplacements/Object 51" xlink:type="simple" xlink:show="embed" xlink:actuate="onLoad"/></draw:frame> </text:p>
            </table:table-cell>
            <table:table-cell table:style-name="Table2.A1" office:value-type="string">
              <text:p text:style-name="P8">(<text:sequence text:ref-name="refText2" text:name="Text" text:formula="ooow:Text+1" style:num-format="1">1.3</text:sequence>)</text:p>
            </table:table-cell>
          </table:table-row>
        </table:table-header-rows>
      </table:table>
      <text:p text:style-name="P9"/>
      <text:p text:style-name="P3"><text:s/>SI سسٹم میں <draw:frame draw:style-name="fr1" draw:name="Object20" text:anchor-type="as-char" svg:width="0.2035in" svg:height="0.1839in" draw:z-index="30"><draw:object xlink:href="./Object 20" xlink:type="simple" xlink:show="embed" xlink:actuate="onLoad"/><draw:image xlink:href="./ObjectReplacements/Object 20" xlink:type="simple" xlink:show="embed" xlink:actuate="onLoad"/></draw:frame> ویبر فی مربہ میٹر <text:s/><draw:frame draw:style-name="fr1" draw:name="Object21" text:anchor-type="as-char" svg:width="0.5563in" svg:height="0.2075in" draw:z-index="31"><draw:object xlink:href="./Object 21" xlink:type="simple" xlink:show="embed" xlink:actuate="onLoad"/><draw:image xlink:href="./ObjectReplacements/Object 21" xlink:type="simple" xlink:show="embed" xlink:actuate="onLoad"/></draw:frame><text:span text:style-name="T5"> <text:s/></text:span><text:span text:style-name="T7"><text:s/>ہوتا ہے، <text:s/>جس کو </text:span><text:span text:style-name="T7"><draw:frame draw:style-name="fr1" draw:name="Object19" text:anchor-type="as-char" svg:width="0.6937in" svg:height="0.1917in" draw:z-index="40"><draw:object xlink:href="./Object 19" xlink:type="simple" xlink:show="embed" xlink:actuate="onLoad"/><draw:image xlink:href="./ObjectReplacements/Object 19" xlink:type="simple" xlink:show="embed" xlink:actuate="onLoad"/></draw:frame></text:span><text:span text:style-name="T7"> ٹسلا <text:s/></text:span>کا نام <text:s/>دیا گیا ہے اور <draw:frame draw:style-name="fr1" draw:name="Object23" text:anchor-type="as-char" svg:width="0.1807in" svg:height="0.1839in" draw:z-index="33"><draw:object xlink:href="./Object 23" xlink:type="simple" xlink:show="embed" xlink:actuate="onLoad"/><draw:image xlink:href="./ObjectReplacements/Object 23" xlink:type="simple" xlink:show="embed" xlink:actuate="onLoad"/></draw:frame>ویبر فی امپیئر -ٹرن-میٹر <draw:frame draw:style-name="fr1" draw:name="Object24" text:anchor-type="as-char" svg:width="0.7071in" svg:height="0.1839in" draw:z-index="42"><draw:object xlink:href="./Object 24" xlink:type="simple" xlink:show="embed" xlink:actuate="onLoad"/><draw:image xlink:href="./ObjectReplacements/Object 24" xlink:type="simple" xlink:show="embed" xlink:actuate="onLoad"/></draw:frame><text:span text:style-name="T6"> یا ہینری فی میٹر <text:s/>میں ہوتا ہے۔ <text:s/>SI سسٹم میں خلاء کی پرمیبلیٹی </text:span><text:span text:style-name="T6"><draw:frame draw:style-name="fr1" draw:name="Object7" text:anchor-type="as-char" svg:width="0.9874in" svg:height="0.2327in" draw:z-index="43"><draw:object xlink:href="./Object 7" xlink:type="simple" xlink:show="embed" xlink:actuate="onLoad"/><draw:image xlink:href="./ObjectReplacements/Object 7" xlink:type="simple" xlink:show="embed" xlink:actuate="onLoad"/></draw:frame></text:span><text:span text:style-name="T6"> ہینری فی میٹر ہے۔ مقناطیسی مادہ کی پرمیبلٹی </text:span><text:span text:style-name="T6"><draw:frame draw:style-name="fr1" draw:name="Object52" text:anchor-type="as-char" svg:width="0.1807in" svg:height="0.1839in" draw:z-index="54"><draw:object xlink:href="./Object 53" xlink:type="simple" xlink:show="embed" xlink:actuate="onLoad"/><draw:image xlink:href="./ObjectReplacements/Object 53" xlink:type="simple" xlink:show="embed" xlink:actuate="onLoad"/></draw:frame></text:span><text:span text:style-name="T6"> کو </text:span><text:span text:style-name="T6"><draw:frame draw:style-name="fr1" draw:name="Object22" text:anchor-type="as-char" svg:width="0.6398in" svg:height="0.2091in" draw:z-index="55"><draw:object xlink:href="./Object 22" xlink:type="simple" xlink:show="embed" xlink:actuate="onLoad"/><draw:image xlink:href="./ObjectReplacements/Object 22" xlink:type="simple" xlink:show="embed" xlink:actuate="onLoad"/></draw:frame></text:span><text:span text:style-name="T6"> لکھا جاتا ہے۔ ٹرانسفارمروں اور گومنے والی مشینوں میں استعمال </text:span><text:soft-page-break/><text:span text:style-name="T6">ہونے والی کور کی </text:span><text:span text:style-name="T6"><draw:frame draw:style-name="fr1" draw:name="Object51" text:anchor-type="as-char" svg:width="0.2217in" svg:height="0.2083in" draw:z-index="5"><draw:object xlink:href="./Object 52" xlink:type="simple" xlink:show="embed" xlink:actuate="onLoad"/><draw:image xlink:href="./ObjectReplacements/Object 52" xlink:type="simple" xlink:show="embed" xlink:actuate="onLoad"/></draw:frame></text:span><text:span text:style-name="T6"> عموما 2000 سے 80000 تک کے درمیان ہوتی ہے۔ مقناطیسی مواد کا جایزہ ہم</text:span><text:span text:style-name="T6"><office:annotation><dc:creator>khalid khan</dc:creator><dc:date>2011-02-19T18:14:34</dc:date><text:p text:style-name="P13"><text:span text:style-name="T12">Mention the exact page or section here</text:span></text:p></office:annotation></text:span><text:span text:style-name="T6"> جلد کرینگے۔ اگرچہ</text:span><text:span text:style-name="T6"><draw:frame draw:style-name="fr1" draw:name="Object53" text:anchor-type="as-char" svg:width="0.2217in" svg:height="0.2083in" draw:z-index="6"><draw:object xlink:href="./Object 54" xlink:type="simple" xlink:show="embed" xlink:actuate="onLoad"/><draw:image xlink:href="./ObjectReplacements/Object 54" xlink:type="simple" xlink:show="embed" xlink:actuate="onLoad"/></draw:frame></text:span><text:span text:style-name="T6">فلکس ڈینسٹی کے ساتھ تبدیل ہوتی ہے ہم پھر بھی اس کو ایک معلوم <text:s/>کانسٹنٹ سمجھ کر استعمال کرینگے۔ </text:span></text:p>
      <text:p text:style-name="P4"><text:tab/>مگنیٹک کور کی پرمیبلَٹی زیادہ ہونے کی وجہ سے مگنیٹک فلکس تقریبا مکمل طور پر کور کے اندر ہی رہتی ہے اور چونکہ کور کا کراس ساکشنل رقبہ <text:s/>یکساں ہے اس لئے کور میں فلکس ڈینسٹی بھی یکساں ہے۔</text:p>
      <text:p text:style-name="P4"><text:tab/>اگر کسی سطہ جس کا رقبہ<draw:frame draw:style-name="fr1" draw:name="Object54" text:anchor-type="as-char" svg:width="0.198in" svg:height="0.1839in" draw:z-index="7"><draw:object xlink:href="./Object 55" xlink:type="simple" xlink:show="embed" xlink:actuate="onLoad"/><draw:image xlink:href="./ObjectReplacements/Object 55" xlink:type="simple" xlink:show="embed" xlink:actuate="onLoad"/></draw:frame>ہو، میں سے فلکس<draw:frame draw:style-name="fr1" draw:name="Object55" text:anchor-type="as-char" svg:width="0.1992in" svg:height="0.1839in" draw:z-index="8"><draw:object xlink:href="./Object 56" xlink:type="simple" xlink:show="embed" xlink:actuate="onLoad"/><draw:image xlink:href="./ObjectReplacements/Object 56" xlink:type="simple" xlink:show="embed" xlink:actuate="onLoad"/></draw:frame>گزر رہی ہو تو اس رقبہ پہ اوصط فلکس ڈنسٹی <draw:frame draw:style-name="fr1" draw:name="Object56" text:anchor-type="as-char" svg:width="0.2953in" svg:height="0.2083in" draw:z-index="15"><draw:object xlink:href="./Object 57" xlink:type="simple" xlink:show="embed" xlink:actuate="onLoad"/><draw:image xlink:href="./ObjectReplacements/Object 57" xlink:type="simple" xlink:show="embed" xlink:actuate="onLoad"/></draw:frame>کی مقدار <draw:frame draw:style-name="fr1" draw:name="Object57" text:anchor-type="as-char" svg:width="0.5917in" svg:height="0.3752in" draw:z-index="16"><draw:object xlink:href="./Object 58" xlink:type="simple" xlink:show="embed" xlink:actuate="onLoad"/><draw:image xlink:href="./ObjectReplacements/Object 58" xlink:type="simple" xlink:show="embed" xlink:actuate="onLoad"/></draw:frame>ہوگی۔ ہم اسی بات کو یوں بھی لکھ سکھتے ہیں-</text:p>
      <text:p text:style-name="Standard"/>
      <table:table table:name="Table3" table:style-name="Table3">
        <table:table-column table:style-name="Table3.A"/>
        <table:table-column table:style-name="Table3.B"/>
        <table:table-header-rows>
          <table:table-row>
            <table:table-cell table:style-name="Table3.A1" office:value-type="string">
              <text:p text:style-name="P7"><draw:frame draw:style-name="fr1" draw:name="Object58" text:anchor-type="as-char" svg:width="0.9283in" svg:height="0.2728in" draw:z-index="56"><draw:object xlink:href="./Object 59" xlink:type="simple" xlink:show="embed" xlink:actuate="onLoad"/><draw:image xlink:href="./ObjectReplacements/Object 59" xlink:type="simple" xlink:show="embed" xlink:actuate="onLoad"/></draw:frame> </text:p>
            </table:table-cell>
            <table:table-cell table:style-name="Table3.A1" office:value-type="string">
              <text:p text:style-name="P8">(<text:sequence text:ref-name="refText3" text:name="Text" text:formula="ooow:Text+1" style:num-format="1">1.4</text:sequence>)</text:p>
            </table:table-cell>
          </table:table-row>
        </table:table-header-rows>
      </table:table>
      <text:p text:style-name="P2"><office:annotation><dc:creator>khalid khan</dc:creator><dc:date>2011-02-19T18:31:20</dc:date><text:p text:style-name="P13"><text:span text:style-name="T12">یہان تک</text:span></text:p></office:annotation></text:p>
      <text:p text:style-name="P4"><text:span text:style-name="T6"><text:s/>SI سسٹم میں</text:span><text:span text:style-name="T6"><draw:frame draw:style-name="fr1" draw:name="Object25" text:anchor-type="as-char" svg:width="0.1992in" svg:height="0.1839in" draw:z-index="36"><draw:object xlink:href="./Object 25" xlink:type="simple" xlink:show="embed" xlink:actuate="onLoad"/><draw:image xlink:href="./ObjectReplacements/Object 25" xlink:type="simple" xlink:show="embed" xlink:actuate="onLoad"/></draw:frame></text:span><text:span text:style-name="T6"> <text:s/>کا یونٹ ویبر Weber <text:s/>ہے۔ چونکہ مقناطیسی فلکس کی لکھیریں بند چکّر بناتی ہیں اس لئے کسی بھی جسامت میں جتنا مقناطیسی فلکس اِس کی بیرونی سطہ سے داخل ہوتا ہے،اتنا ہی مقناطیسی فلکس اِس کی بیرونی سطہ کی کسی اور جگہ سے خارج ہوتا ہے، اِس کو ہم یوں بھی بیان کرسکتے ہیں کہ کسی بھی جسامت کی بیرونی سطہ سے گزرنے والے مگنیٹک فیلڈ انٹینسٹی کی surface integral صفر ہوگی</text:span></text:p>
      <text:p text:style-name="P5"/>
      <text:p text:style-name="P4">1-4<text:tab/><text:tab/><text:tab/><text:tab/><draw:frame draw:style-name="fr1" draw:name="Object26" text:anchor-type="as-char" svg:width="0.8945in" svg:height="0.2736in" draw:z-index="38"><draw:object xlink:href="./Object 26" xlink:type="simple" xlink:show="embed" xlink:actuate="onLoad"/><draw:image xlink:href="./ObjectReplacements/Object 26" xlink:type="simple" xlink:show="embed" xlink:actuate="onLoad"/></draw:frame></text:p>
      <text:p text:style-name="P4"><text:soft-page-break/></text:p>
      <text:p text:style-name="P4"><text:s/>اگر کورcore سے باہر فلکس کو نظر انداز کیا جائے تو مساوات (3-1) سادہ شکل اختیار کر لیتی ہے</text:p>
      <text:p text:style-name="P4">1-5</text:p>
      <text:p text:style-name="P4"><text:s/>جہاں <draw:frame draw:style-name="fr1" draw:name="Object27" text:anchor-type="as-char" svg:width="0.1992in" svg:height="0.1839in" draw:z-index="24"><draw:object xlink:href="./Object 27" xlink:type="simple" xlink:show="embed" xlink:actuate="onLoad"/><draw:image xlink:href="./ObjectReplacements/Object 27" xlink:type="simple" xlink:show="embed" xlink:actuate="onLoad"/></draw:frame> کور core میں فلکس <draw:frame draw:style-name="fr1" draw:name="Object28" text:anchor-type="as-char" svg:width="0.2445in" svg:height="0.2083in" draw:z-index="27"><draw:object xlink:href="./Object 28" xlink:type="simple" xlink:show="embed" xlink:actuate="onLoad"/><draw:image xlink:href="./ObjectReplacements/Object 28" xlink:type="simple" xlink:show="embed" xlink:actuate="onLoad"/></draw:frame> کور core میں مقناطیسی فلکس ڈینسٹی <draw:frame draw:style-name="fr1" draw:name="Object29" text:anchor-type="as-char" svg:width="0.2437in" svg:height="0.2083in" draw:z-index="32"><draw:object xlink:href="./Object 29" xlink:type="simple" xlink:show="embed" xlink:actuate="onLoad"/><draw:image xlink:href="./ObjectReplacements/Object 29" xlink:type="simple" xlink:show="embed" xlink:actuate="onLoad"/></draw:frame> کور core کی cross sectional area کو ظاہر کرتا ہے۔ <text:s/>یہ فرض کیا گیا ہے کہ کورcore کا cross sectional area مقناطیسی فلکس کے راستے میں ہر جگہ یکساں ہے۔</text:p>
      <text:p text:style-name="P4"/>
      <text:p text:style-name="P4"><text:tab/>ٹرانسفارمروں کو شکل (1-1) کی طرح بند کورcore پے لَپیٹا جاتا ہے ،کئ بار مگنیٹک سرکٹ میں خلاء بھی موجود ہوتی ہے ،ایسے ہی ایک مگنیٹک سرکٹ شکل(2-1) میں دکھایا گیا ہے،اگر کورcore <text:s/>کی وہ سطہ جہاں یہ دَرَز (g) ہے کی لمبائ اور چوڑائ اس خلاء کی لمبائ <text:s/>(g) سے کئ گُنا ہو تو مقناطیسی فلکس کا بیشتر حصّہ کور core اور اس خلاء کے راستے ہی گزر کرے گا،لہٰذا ہم شکل ( 2-1) کو ایک ایسے مگنیٹک سرکٹ سے ظاہر کرسکتے ہیں جس کے دو سلسلہ وار (series) حصّےہوں ، ایک حِصّہ مگنیٹک کور core ہے جس کی پرمیبلَٹی u <text:s/>اور اوسطع لمبائ lc ہے،اور دوسرا حِصّہ ایک دَرَز (air <text:s/>gap) ہے جس کی پرمیبلَٹی <draw:frame draw:style-name="fr1" draw:name="Object30" text:anchor-type="as-char" svg:width="0.2311in" svg:height="0.2083in" draw:z-index="35"><draw:object xlink:href="./Object 30" xlink:type="simple" xlink:show="embed" xlink:actuate="onLoad"/><draw:image xlink:href="./ObjectReplacements/Object 30" xlink:type="simple" xlink:show="embed" xlink:actuate="onLoad"/></draw:frame> اور لمبائ <text:s/>g <text:s/>ہے ،مقناطیسی فلکس <draw:frame draw:style-name="fr1" draw:name="Object31" text:anchor-type="as-char" svg:width="0.1992in" svg:height="0.1839in" draw:z-index="37"><draw:object xlink:href="./Object 31" xlink:type="simple" xlink:show="embed" xlink:actuate="onLoad"/><draw:image xlink:href="./ObjectReplacements/Object 31" xlink:type="simple" xlink:show="embed" xlink:actuate="onLoad"/></draw:frame> <text:s/>کور core اور دَرَز میں یکساں ہے، لہٰذا کور core میں</text:p>
      <text:p text:style-name="P4">( 1-6)</text:p>
      <text:p text:style-name="P4"><text:s/>اور دَرَز میں</text:p>
      <text:p text:style-name="P4"><text:soft-page-break/><text:s/>(1-7)</text:p>
      <text:p text:style-name="P6"/>
      <text:p text:style-name="P6">مقناطیسی فیلڈ کی لکھیریں اِس دَرَز سے گزرتے وقت باہر کی طرف پھول جاتی ہیں جیسے شکل <text:s/>3-1 میں دکھایا گیا ہے،اس پھولنے کی وجہ سے دَرَز میں cross sectional area <text:s text:c="2"/>Ag بڑھ جاتی ہے،اس کتاب میں اس اثر کو نظر اندازکیا جاے گا لہٰذا ہم لکھ سکھتے ہیں کہ</text:p>
      <text:p text:style-name="P6"><text:s/>1-8</text:p>
      <text:p text:style-name="P6"><text:s/>مساوات <text:s/>(1-1) اور <text:s/>(2-1) کو اس <text:soft-page-break/>مقناطیسی سرکٹ پر استعمال کر کے ہمیں ملتا ہے</text:p>
      <text:p text:style-name="P6"><text:s/>1-9</text:p>
      <text:p text:style-name="P6"><text:s/>1-10</text:p>
      <text:p text:style-name="P6"><text:s/>ہم یہ دیکھ سکھتے ہیں کہ NI کا <text:s/>کچھ حِصّہ کور core میں اور بقایا حِصّہ دَرَز میں مقناطیسی فیلڈ کو جنم دیتا ہے۔</text:p>
      <text:p text:style-name="P6"/>
      <text:p text:style-name="P6">مقناطیسی اشیاء کی پر میبلَٹی در حقیقت <text:soft-page-break/>اس میں سے گزرنے والی مقناطیسی فلکس ڈینسٹی <text:s/>Bc پر منہصر ہوتی ہے اور Bc <text:s text:c="2"/></text:p>
      <text:p text:style-name="P4"><text:s/><text:span text:style-name="T10"><text:s/>عموما Hc کی براہ راست متناسب ہوتی ہی نہیں ،بلکہ کسی ایک Hc کی مقدار کے لیئے مختلف Bc کی مقدار ہو سکتی </text:span><text:span text:style-name="T10">ہے ( اس کی مزید وضاحت آرٹیکل 3-1 میں کی جاے گی) <text:s text:c="2"/>لہٰذا اگرچہ مساوات (9-1) جزوی طور پر درست ہے مگر <text:s/>اس سے <text:s/>mmf اور فلکس </text:span><text:span text:style-name="T10">ڈینسٹی کے (10-1) کی طرح کی سادہ <text:s/></text:span><text:soft-page-break/><text:span text:style-name="T10">مساوات حاصل نہیں ہوتی،پھر بھی بُہت سی جگہوں میں کور core کی پرمیبلَٹی کو استعمال کر کے قابل تسلیم حل </text:span><text:span text:style-name="T10">نکالے جاتے ہیں اور اس طریقے کو عموما استعمال کیا جاتا </text:span><text:span text:style-name="T10">ہے، مساوات (8-1) کو استعمال کرتے ہوئے مساوات </text:span><text:span text:style-name="T10">(</text:span><text:span text:style-name="T10">10-1) کو ہوں لکھا جا سکتا ہے</text:span></text:p>
      <text:p text:style-name="P6"/>
      <text:p text:style-name="P6"><text:s/>جس میں دَرَز میں مقناطیسی لکھیروں کے پھولنے کو نظراندز کیا گیا ہے،اور یہ بھی فرض کیا گیا ہے کہ مقناطیسی <text:soft-page-break/>فلکس کور core کے اوپر کے حِصّے سے نیچے کے حِصّے <text:s/>دَرَز کے راستے جاتا ہے،</text:p>
      <text:p text:style-name="P4"><text:tab/>============</text:p>
      <text:p text:style-name="P4"/>
      <text:h text:style-name="P11" text:outline-level="2"><text:span text:style-name="T1">فلکس لنکیج <text:s/>flux-</text:span><text:span text:style-name="T8">linkage</text:span><text:span text:style-name="T1">، <text:s/>انڈکٹنس inductance <text:s/>اور انرجی energy</text:span></text:h>
      <text:p text:style-name="P4"/>
      <text:p text:style-name="P4"><text:tab/>فیراڈے <text:span text:style-name="T1">Faraday</text:span> نے تجربے سے دریافت کیا کہ مقناطیسی فلکس کی تبدیلی بجلی کو جنم دیتی ہے۔<text:span text:style-name="T9"> شکل 4۔1</text:span> جہاں کور کے گرد ایک وائنڈنگ یے، میں مقناطیسی فلکس کی تبدیلی کی وجہ سے وائنڈنگ میں وولٹج پیدا ہوتی ہے جس کا تعین فیراڈے کے قانون سے ہوتا ہے۔</text:p>
      <text:p text:style-name="P4"/>
      <text:p text:style-name="P4">(1-17)<text:tab/><text:tab/><text:tab/><text:tab/><draw:frame draw:style-name="fr1" draw:name="Object2" text:anchor-type="as-char" svg:width="0.7307in" svg:height="0.3925in" draw:z-index="0"><draw:object xlink:href="./Object 2" xlink:type="simple" xlink:show="embed" xlink:actuate="onLoad"/><draw:image xlink:href="./ObjectReplacements/Object 2" xlink:type="simple" xlink:show="embed" xlink:actuate="onLoad"/></draw:frame> </text:p>
      <text:p text:style-name="P4"/>
      <text:p text:style-name="P4"><text:soft-page-break/>اسطرح پیدا کردا بجلی کی سمت کا تعین یوں لگایا جاتا ہے کہ اگر وائنڈنگ کے <text:s/>سِروں کو شارٹ سرکٹ <text:span text:style-name="T1">short circuit</text:span> کیا جاے تو کرنٹ کا بہاو اس سمت میں ہوگا جس میں اس فلکس کی تبدیلی کو روکا جاے۔</text:p>
      <text:p text:style-name="P4"/>
      <text:p text:style-name="P4"><text:tab/>جن مقناطیسی سرکٹوں میں<text:span text:style-name="T1"><draw:frame draw:style-name="fr1" draw:name="Object32" text:anchor-type="as-char" svg:width="0.2035in" svg:height="0.1839in" draw:z-index="25"><draw:object xlink:href="./Object 32" xlink:type="simple" xlink:show="embed" xlink:actuate="onLoad"/><draw:image xlink:href="./ObjectReplacements/Object 32" xlink:type="simple" xlink:show="embed" xlink:actuate="onLoad"/></draw:frame></text:span>اور<text:span text:style-name="T1"><draw:frame draw:style-name="fr1" draw:name="Object33" text:anchor-type="as-char" svg:width="0.222in" svg:height="0.1839in" draw:z-index="26"><draw:object xlink:href="./Object 33" xlink:type="simple" xlink:show="embed" xlink:actuate="onLoad"/><draw:image xlink:href="./ObjectReplacements/Object 33" xlink:type="simple" xlink:show="embed" xlink:actuate="onLoad"/></draw:frame></text:span> براہ راست متناسب ہوں ان کے لئے ہم <text:s/><draw:frame draw:style-name="fr1" draw:name="Object34" text:anchor-type="as-char" svg:width="0.3598in" svg:height="0.1839in" draw:z-index="28"><draw:object xlink:href="./Object 34" xlink:type="simple" xlink:show="embed" xlink:actuate="onLoad"/><draw:image xlink:href="./ObjectReplacements/Object 34" xlink:type="simple" xlink:show="embed" xlink:actuate="onLoad"/></draw:frame> کا تعلق انڈکٹنس <text:span text:style-name="T1"><draw:frame draw:style-name="fr1" draw:name="Object35" text:anchor-type="as-char" svg:width="0.1862in" svg:height="0.1839in" draw:z-index="29"><draw:object xlink:href="./Object 35" xlink:type="simple" xlink:show="embed" xlink:actuate="onLoad"/><draw:image xlink:href="./ObjectReplacements/Object 35" xlink:type="simple" xlink:show="embed" xlink:actuate="onLoad"/></draw:frame></text:span> سے ظاہر کرسکتے ہیں۔</text:p>
      <text:p text:style-name="P4"/>
      <text:p text:style-name="P4">1-18<text:tab/><text:tab/><text:tab/><text:tab/><text:tab/><draw:frame draw:style-name="fr1" draw:name="Object1" text:anchor-type="as-char" svg:width="0.4563in" svg:height="0.3925in" draw:z-index="1"><draw:object xlink:href="./Object 1" xlink:type="simple" xlink:show="embed" xlink:actuate="onLoad"/><draw:image xlink:href="./ObjectReplacements/Object 1" xlink:type="simple" xlink:show="embed" xlink:actuate="onLoad"/></draw:frame><text:tab/></text:p>
      <text:p text:style-name="P4"/>
      <text:p text:style-name="P4">جہاں<draw:frame draw:style-name="fr1" draw:name="Object4" text:anchor-type="as-char" svg:width="0.5984in" svg:height="0.1839in" draw:z-index="2"><draw:object xlink:href="./Object 4" xlink:type="simple" xlink:show="embed" xlink:actuate="onLoad"/><draw:image xlink:href="./ObjectReplacements/Object 4" xlink:type="simple" xlink:show="embed" xlink:actuate="onLoad"/></draw:frame> یعنی فلکس لنکِِج ویبر-ٹرن میں ہے۔ اگرچہ فلکس وقت کے ساتھ تبدیل ہو سکتا ہے مگر <text:span text:style-name="T1"><draw:frame draw:style-name="fr1" draw:name="Object36" text:anchor-type="as-char" svg:width="0.1992in" svg:height="0.1839in" draw:z-index="17"><draw:object xlink:href="./Object 36" xlink:type="simple" xlink:show="embed" xlink:actuate="onLoad"/><draw:image xlink:href="./ObjectReplacements/Object 36" xlink:type="simple" xlink:show="embed" xlink:actuate="onLoad"/></draw:frame></text:span> کا نشان ایک لمہ پہ فلکس کے مقدار کو واضع کرتا ہے۔</text:p>
      <text:p text:style-name="P4"><text:s/></text:p>
      <text:p text:style-name="P4">1-19<text:tab/><text:tab/><text:tab/><text:tab/><text:tab/><draw:frame draw:style-name="fr1" draw:name="Object3" text:anchor-type="as-char" svg:width="1.6102in" svg:height="0.4417in" draw:z-index="3"><draw:object xlink:href="./Object 3" xlink:type="simple" xlink:show="embed" xlink:actuate="onLoad"/><draw:image xlink:href="./ObjectReplacements/Object 3" xlink:type="simple" xlink:show="embed" xlink:actuate="onLoad"/></draw:frame></text:p>
      <text:p text:style-name="P4"/>
      <text:p text:style-name="P4">انڈکٹنس کو ہنری henry یا ویبر-ٹرن میں ناپا جاتا ہے۔ لہٰذا انڈکٹنس لمبائ کے ساتھ غیر متناسب اور پرمیبلَٹی، کراس سِکشنل ائریا اور مربہ ٹرن کے ساتھ براہ راست متناسب ہے۔</text:p>
      <text:p text:style-name="P4"><text:soft-page-break/></text:p>
      <text:p text:style-name="P4"><text:tab/>یہاں یہ بتانا لازم ہوگا کہ انڈکٹنس، حساب کتاب میں اس وقت فائدہ مند ثابت ہوتا ہے جب فلکس اور mmf <text:s/>آپس میں براہ راست متناسب تصور کئے <text:span text:style-name="T2">جاسکھتے ہوں</text:span>۔</text:p>
      <text:p text:style-name="P4"><text:s text:c="3"/></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05H49M26S</meta:editing-duration>
    <meta:editing-cycles>46</meta:editing-cycles>
    <meta:generator>OpenOffice.org/3.1$Linux OpenOffice.org_project/310m19$Build-9420</meta:generator>
    <dc:date>2011-02-20T18:09:28</dc:date>
    <dc:creator>khalid khan</dc:creator>
    <meta:document-statistic meta:table-count="4" meta:image-count="0" meta:object-count="58" meta:page-count="13" meta:paragraph-count="57" meta:word-count="1587" meta:character-count="7671"/>
    <meta:user-defined meta:name="Info 1"/>
    <meta:user-defined meta:name="Info 2"/>
    <meta:user-defined meta:name="Info 3"/>
    <meta:user-defined meta:name="Info 4"/>
  </office:meta>
</office:document-meta>
</file>

<file path=Object 1/content.xml><?xml version="1.0" encoding="utf-8"?>
<math xmlns="http://www.w3.org/1998/Math/MathML">
  <semantics>
    <mrow>
      <mi>L</mi>
      <mi mathvariant="normal">=</mi>
      <mfrac>
        <mo stretchy="false">λ</mo>
        <mi>i</mi>
      </mfrac>
    </mrow>
    <annotation encoding="StarMath 5.0">L={%lambda} over {i}</annotation>
  </semantics>
</math>
</file>

<file path=Object 10/content.xml><?xml version="1.0" encoding="utf-8"?>
<math xmlns="http://www.w3.org/1998/Math/MathML">
  <semantics>
    <mrow>
      <msub>
        <mi>H</mi>
        <mi>c</mi>
      </msub>
      <msub>
        <mi>l</mi>
        <mi>c</mi>
      </msub>
    </mrow>
    <annotation encoding="StarMath 5.0">{H_c}{l_c}</annotation>
  </semantics>
</math>
</file>

<file path=Object 11/content.xml><?xml version="1.0" encoding="utf-8"?>
<math xmlns="http://www.w3.org/1998/Math/MathML">
  <semantics>
    <msub>
      <mi>H</mi>
      <mi>c</mi>
    </msub>
    <annotation encoding="StarMath 5.0">H_c</annotation>
  </semantics>
</math>
</file>

<file path=Object 12/content.xml><?xml version="1.0" encoding="utf-8"?>
<math xmlns="http://www.w3.org/1998/Math/MathML">
  <semantics>
    <mi>H</mi>
    <annotation encoding="StarMath 5.0">H</annotation>
  </semantics>
</math>
</file>

<file path=Object 13/content.xml><?xml version="1.0" encoding="utf-8"?>
<math xmlns="http://www.w3.org/1998/Math/MathML">
  <semantics>
    <msub>
      <mi>l</mi>
      <mi>c</mi>
    </msub>
    <annotation encoding="StarMath 5.0">l_c</annotation>
  </semantics>
</math>
</file>

<file path=Object 14/content.xml><?xml version="1.0" encoding="utf-8"?>
<math xmlns="http://www.w3.org/1998/Math/MathML">
  <semantics>
    <msub>
      <mi>l</mi>
      <mi>c</mi>
    </msub>
    <annotation encoding="StarMath 5.0">l_c</annotation>
  </semantics>
</math>
</file>

<file path=Object 15/content.xml><?xml version="1.0" encoding="utf-8"?>
<!DOCTYPE math  PUBLIC '-//OpenOffice.org//DTD Modified W3C MathML 1.01//EN'  'math.dtd'>
<math:math xmlns:math="http://www.w3.org/1998/Math/MathML">
  <math:semantics>
    <math:mi math:fontstyle="italic">Hc</math:mi>
    <math:annotation math:encoding="StarMath 5.0">Hc</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7/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18/content.xml><?xml version="1.0" encoding="utf-8"?>
<math xmlns="http://www.w3.org/1998/Math/MathML">
  <semantics>
    <mo stretchy="false">μ</mo>
    <annotation encoding="StarMath 5.0">%mu</annotation>
  </semantics>
</math>
</file>

<file path=Object 19/content.xml><?xml version="1.0" encoding="utf-8"?>
<!DOCTYPE math  PUBLIC '-//OpenOffice.org//DTD Modified W3C MathML 1.01//EN'  'math.dtd'>
<math:math xmlns:math="http://www.w3.org/1998/Math/MathML">
  <math:semantics>
    <math:mrow>
      <math:mi math:fontstyle="italic">Tesla</math:mi>
      <math:mrow>
        <math:mo math:stretchy="false">(</math:mo>
        <math:mi>T</math:mi>
        <math:mo math:stretchy="false">)</math:mo>
      </math:mrow>
    </math:mrow>
    <math:annotation math:encoding="StarMath 5.0">{Tesla (T)}</math:annotation>
  </math:semantics>
</math:math>
</file>

<file path=Object 2/content.xml><?xml version="1.0" encoding="utf-8"?>
<math xmlns="http://www.w3.org/1998/Math/MathML">
  <semantics>
    <mrow>
      <mrow>
        <mi>e</mi>
        <mi mathvariant="normal">=</mi>
        <mi>N</mi>
      </mrow>
      <mfrac>
        <mrow>
          <mi mathvariant="normal">∂</mi>
          <mo stretchy="false">φ</mo>
        </mrow>
        <mrow>
          <mi mathvariant="normal">∂</mi>
          <mi>t</mi>
        </mrow>
      </mfrac>
    </mrow>
    <annotation encoding="StarMath 5.0">e=N{{partial {%phi}} over {partial {t}}}</annotation>
  </semantics>
</math>
</file>

<file path=Object 2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21/content.xml><?xml version="1.0" encoding="utf-8"?>
<math xmlns="http://www.w3.org/1998/Math/MathML">
  <semantics>
    <mrow>
      <mi mathvariant="italic">Wb</mi>
      <mi mathvariant="normal">/</mi>
      <msup>
        <mi>m</mi>
        <mn>2</mn>
      </msup>
    </mrow>
    <annotation encoding="StarMath 5.0">Wb/m^{2}</annotation>
  </semantics>
</math>
</file>

<file path=Object 22/content.xml><?xml version="1.0" encoding="utf-8"?>
<!DOCTYPE math  PUBLIC '-//OpenOffice.org//DTD Modified W3C MathML 1.01//EN'  'math.dtd'>
<math:math xmlns:math="http://www.w3.org/1998/Math/MathML">
  <math:semantics>
    <math:mrow>
      <math:mrow>
        <math:mo math:stretchy="false">μ</math:mo>
        <math:mo math:stretchy="false">=</math:mo>
        <math:msub>
          <math:mo math:stretchy="false">μ</math:mo>
          <math:mi>r</math:mi>
        </math:msub>
      </math:mrow>
      <math:msub>
        <math:mo math:stretchy="false">μ</math:mo>
        <math:mn>0</math:mn>
      </math:msub>
    </math:mrow>
    <math:annotation math:encoding="StarMath 5.0">%mu ={%mu_r}{%mu_0}</math:annotation>
  </math:semantics>
</math:math>
</file>

<file path=Object 23/content.xml><?xml version="1.0" encoding="utf-8"?>
<math xmlns="http://www.w3.org/1998/Math/MathML">
  <semantics>
    <mo stretchy="false">μ</mo>
    <annotation encoding="StarMath 5.0">%mu</annotation>
  </semantics>
</math>
</file>

<file path=Object 24/content.xml><?xml version="1.0" encoding="utf-8"?>
<math xmlns="http://www.w3.org/1998/Math/MathML">
  <semantics>
    <mrow>
      <mi mathvariant="italic">Wb</mi>
      <mi mathvariant="normal">/</mi>
      <mi mathvariant="italic">ATm</mi>
    </mrow>
    <annotation encoding="StarMath 5.0">Wb/{ATm}</annotation>
  </semantics>
</math>
</file>

<file path=Object 25/content.xml><?xml version="1.0" encoding="utf-8"?>
<math xmlns="http://www.w3.org/1998/Math/MathML">
  <semantics>
    <mo stretchy="false">φ</mo>
    <annotation encoding="StarMath 5.0">%phi</annotation>
  </semantics>
</math>
</file>

<file path=Object 26/content.xml><?xml version="1.0" encoding="utf-8"?>
<math xmlns="http://www.w3.org/1998/Math/MathML">
  <semantics>
    <mrow>
      <mrow>
        <mrow>
          <msub>
            <mi mathvariant="normal">∮</mi>
            <mi>S</mi>
          </msub>
          <mstyle mathvariant="bold">
            <mrow>
              <mi>B</mi>
            </mrow>
          </mstyle>
        </mrow>
        <mi mathvariant="normal">⋅</mi>
        <mstyle mathvariant="bold">
          <mrow>
            <mi mathvariant="italic">da</mi>
          </mrow>
        </mstyle>
      </mrow>
      <mi mathvariant="normal">=</mi>
      <mn>0</mn>
    </mrow>
    <annotation encoding="StarMath 5.0">lint_S bold{B} cdot bold {da}=0</annotation>
  </semantics>
</math>
</file>

<file path=Object 27/content.xml><?xml version="1.0" encoding="utf-8"?>
<math xmlns="http://www.w3.org/1998/Math/MathML">
  <semantics>
    <mo stretchy="false">φ</mo>
    <annotation encoding="StarMath 5.0">%phi</annotation>
  </semantics>
</math>
</file>

<file path=Object 28/content.xml><?xml version="1.0" encoding="utf-8"?>
<math xmlns="http://www.w3.org/1998/Math/MathML">
  <semantics>
    <msub>
      <mi>B</mi>
      <mi>c</mi>
    </msub>
    <annotation encoding="StarMath 5.0">B_c</annotation>
  </semantics>
</math>
</file>

<file path=Object 29/content.xml><?xml version="1.0" encoding="utf-8"?>
<math xmlns="http://www.w3.org/1998/Math/MathML">
  <semantics>
    <msub>
      <mi>A</mi>
      <mi>c</mi>
    </msub>
    <annotation encoding="StarMath 5.0">A_c</annotation>
  </semantics>
</math>
</file>

<file path=Object 3/content.xml><?xml version="1.0" encoding="utf-8"?>
<math xmlns="http://www.w3.org/1998/Math/MathML">
  <semantics>
    <mrow>
      <mrow>
        <mi>L</mi>
        <mi mathvariant="normal">=</mi>
        <mfrac>
          <mrow>
            <mi>N</mi>
            <msub>
              <mi>B</mi>
              <mi>c</mi>
            </msub>
            <msub>
              <mi>A</mi>
              <mi>c</mi>
            </msub>
          </mrow>
          <mi>i</mi>
        </mfrac>
      </mrow>
      <mi mathvariant="normal">=</mi>
      <mfrac>
        <mrow>
          <msup>
            <mi>N</mi>
            <mn>2</mn>
          </msup>
          <msub>
            <mo stretchy="false">μ</mo>
            <mn>0</mn>
          </msub>
          <msub>
            <mi>A</mi>
            <mi>c</mi>
          </msub>
        </mrow>
        <mi>g</mi>
      </mfrac>
    </mrow>
    <annotation encoding="StarMath 5.0">L={N{B_c}{A_c}} over {i} = {N^2{%mu_0}{A_c}} over {g}</annotation>
  </semantics>
</math>
</file>

<file path=Object 30/content.xml><?xml version="1.0" encoding="utf-8"?>
<math xmlns="http://www.w3.org/1998/Math/MathML">
  <semantics>
    <msub>
      <mo stretchy="false">μ</mo>
      <mn>0</mn>
    </msub>
    <annotation encoding="StarMath 5.0">%mu_0</annotation>
  </semantics>
</math>
</file>

<file path=Object 31/content.xml><?xml version="1.0" encoding="utf-8"?>
<math xmlns="http://www.w3.org/1998/Math/MathML">
  <semantics>
    <mo stretchy="false">φ</mo>
    <annotation encoding="StarMath 5.0">%phi</annotation>
  </semantics>
</math>
</file>

<file path=Object 32/content.xml><?xml version="1.0" encoding="utf-8"?>
<math xmlns="http://www.w3.org/1998/Math/MathML">
  <semantics>
    <mstyle mathvariant="bold">
      <mrow>
        <mi>B</mi>
      </mrow>
    </mstyle>
    <annotation encoding="StarMath 5.0">bold B</annotation>
  </semantics>
</math>
</file>

<file path=Object 33/content.xml><?xml version="1.0" encoding="utf-8"?>
<math xmlns="http://www.w3.org/1998/Math/MathML">
  <semantics>
    <mstyle mathvariant="bold">
      <mrow>
        <mi>H</mi>
      </mrow>
    </mstyle>
    <annotation encoding="StarMath 5.0">bold H</annotation>
  </semantics>
</math>
</file>

<file path=Object 34/content.xml><?xml version="1.0" encoding="utf-8"?>
<math xmlns="http://www.w3.org/1998/Math/MathML">
  <semantics>
    <mrow>
      <mo stretchy="false">λ</mo>
      <mrow>
        <mi mathvariant="normal">−</mi>
        <mi>i</mi>
      </mrow>
    </mrow>
    <annotation encoding="StarMath 5.0">%lambda{-i}</annotation>
  </semantics>
</math>
</file>

<file path=Object 35/content.xml><?xml version="1.0" encoding="utf-8"?>
<math xmlns="http://www.w3.org/1998/Math/MathML">
  <semantics>
    <mi>L</mi>
    <annotation encoding="StarMath 5.0">L</annotation>
  </semantics>
</math>
</file>

<file path=Object 36/content.xml><?xml version="1.0" encoding="utf-8"?>
<math xmlns="http://www.w3.org/1998/Math/MathML">
  <semantics>
    <mo stretchy="false">φ</mo>
    <annotation encoding="StarMath 5.0">%phi</annotation>
  </semantics>
</math>
</file>

<file path=Object 3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3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content.xml><?xml version="1.0" encoding="utf-8"?>
<math xmlns="http://www.w3.org/1998/Math/MathML">
  <semantics>
    <mrow>
      <mrow>
        <mo stretchy="false">λ</mo>
        <mi mathvariant="normal">=</mi>
        <mi>N</mi>
      </mrow>
      <mo stretchy="false">φ</mo>
    </mrow>
    <annotation encoding="StarMath 5.0">%lambda=N{%phi}</annotation>
  </semantics>
</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1/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42/content.xml><?xml version="1.0" encoding="utf-8"?>
<!DOCTYPE math  PUBLIC '-//OpenOffice.org//DTD Modified W3C MathML 1.01//EN'  'math.dtd'>
<math:math xmlns:math="http://www.w3.org/1998/Math/MathML">
  <math:semantics>
    <math:mi>H</math:mi>
    <math:annotation math:encoding="StarMath 5.0">H </math:annotation>
  </math:semantics>
</math:math>
</file>

<file path=Object 43/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4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language-complex="ur" style:country-complex="PK"/>
    </style:style>
    <style:style style:name="T6" style:family="text">
      <style:text-properties fo:font-family="cmmi10" style:font-pitch="variable" fo:font-size="12pt" style:font-size-asian="18pt" style:font-size-complex="12pt"/>
    </style:style>
    <style:style style:name="T7" style:family="text">
      <style:text-properties style:text-position="sub 58%" fo:font-size="12pt" style:font-size-asian="18pt" style:font-size-complex="12pt"/>
    </style:style>
    <style:style style:name="T8"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9"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شکل </text:span><text:span text:style-name="T1">1</text:span><text:span text:style-name="T1">۔</text:span><text:span text:style-name="T1">1</text:span><text:span text:style-name="T1"> 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1.243cm" svg:x="6.07cm" svg:y="0.128cm">
          <draw:text-box>
            <text:p text:style-name="P2"><text:span text:style-name="T1">مقناطیسی کور،</text:span></text:p>
            <text:p text:style-name="P2"><text:span text:style-name="T1">پرمیبیلیٹی </text:span><text:span text:style-name="T5">μ</text:span></text:p>
          </draw:text-box>
        </draw:frame>
        <draw:connector draw:style-name="gr8" draw:text-style-name="P2" draw:layer="layout" draw:type="curve" svg:x1="6.07cm" svg:y1="0.749cm" svg:x2="4.824cm" svg:y2="0.453cm" draw:start-shape="id2" svg:d="m6070 749c-1309 0-687-296-1246-296">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6">l</text:span><text:span text:style-name="T7">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8">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9">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6/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47/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4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49/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0/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51/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5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53/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54/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5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5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7/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58/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59/content.xml><?xml version="1.0" encoding="utf-8"?>
<!DOCTYPE math  PUBLIC '-//OpenOffice.org//DTD Modified W3C MathML 1.01//EN'  'math.dtd'>
<math:math xmlns:math="http://www.w3.org/1998/Math/MathML">
  <math:semantics>
    <math:mrow>
      <math:mo math:stretchy="false">φ</math:mo>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annotation math:encoding="StarMath 5.0">%phi= int_S bold {B} cdot bold {dA}</math:annotation>
  </math:semantics>
</math:math>
</file>

<file path=Object 7/content.xml><?xml version="1.0" encoding="utf-8"?>
<!DOCTYPE math  PUBLIC '-//OpenOffice.org//DTD Modified W3C MathML 1.01//EN'  'math.dtd'>
<math:math xmlns:math="http://www.w3.org/1998/Math/MathML">
  <math:semantics>
    <math:mrow>
      <math:msub>
        <math:mo math:stretchy="false">μ</math:mo>
        <math:mn>0</math:mn>
      </math:msub>
      <math:mo math:stretchy="false">=</math:mo>
      <math:mrow>
        <math:mrow>
          <math:mn>4</math:mn>
          <math:mo math:stretchy="false">⋅</math:mo>
          <math:mo math:stretchy="false">π</math:mo>
        </math:mrow>
        <math:mo math:stretchy="false">⋅</math:mo>
        <math:msup>
          <math:mn>10</math:mn>
          <math:mrow>
            <math:mo math:stretchy="false">−</math:mo>
            <math:mn>7</math:mn>
          </math:mrow>
        </math:msup>
      </math:mrow>
    </math:mrow>
    <math:annotation math:encoding="StarMath 5.0">%mu_0={4} cdot {%pi} cdot {10}^ {-7}</math:annotation>
  </math:semantics>
</math:math>
</file>

<file path=Object 8/content.xml><?xml version="1.0" encoding="utf-8"?>
<math xmlns="http://www.w3.org/1998/Math/MathML">
  <semantics>
    <msub>
      <mi>H</mi>
      <mi>c</mi>
    </msub>
    <annotation encoding="StarMath 5.0">H_c</annotation>
  </semantics>
</math>
</file>

<file path=Object 9/content.xml><?xml version="1.0" encoding="utf-8"?>
<math xmlns="http://www.w3.org/1998/Math/MathML">
  <semantics>
    <msub>
      <mi>l</mi>
      <mi>c</mi>
    </msub>
    <annotation encoding="StarMath 5.0">l_c</annotation>
  </semantics>
</math>
</file>